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ory</text:p>
      <text:p text:style-name="Standard"/>
      <text:p text:style-name="Standard">Admin</text:p>
      <text:p text:style-name="Standard"><text:tab/>login, logout, forgot password, reset password</text:p>
      <text:p text:style-name="Standard"><text:tab/>create center</text:p>
      <text:p text:style-name="Standard"><text:tab/>create center admin</text:p>
      <text:p text:style-name="Standard"><text:tab/>create program</text:p>
      <text:p text:style-name="Standard"><text:tab/></text:p>
      <text:p text:style-name="Standard">Center Admin</text:p>
      <text:p text:style-name="Standard"><text:tab/>Customise center pages – logo, Address, email</text:p>
      <text:p text:style-name="Standard"><text:tab/>View profile</text:p>
      <text:p text:style-name="Standard"><text:tab/>login, logout, forgot password, reset password</text:p>
      <text:p text:style-name="Standard"><text:tab/>create batch</text:p>
      <text:p text:style-name="Standard"><text:tab/>create program</text:p>
      <text:p text:style-name="Standard"><text:tab/></text:p>
      <text:p text:style-name="Standard"/>
      <text:p text:style-name="Standard">Application</text:p>
      <text:p text:style-name="Standard"><text:tab/>Register</text:p>
      <text:p text:style-name="Standard"><text:tab/>View profile</text:p>
      <text:p text:style-name="Standard"><text:tab/>Apply to a batch for a program at a center, view selection status</text:p>
      <text:p text:style-name="Standard"><text:tab/>informed by mail about selection</text:p>
      <text:p text:style-name="Standard"><text:tab/>View list of selected candidates</text:p>
      <text:p text:style-name="Standard"><text:tab/><text:tab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udent </meta:initial-creator>
    <meta:creation-date>2012-11-03T14:44:52</meta:creation-date>
    <dc:date>2012-11-03T15:25:11</dc:date>
    <dc:creator>student </dc:creator>
    <meta:editing-duration>PT00H40M19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21" meta:word-count="63" meta:character-count="421"/>
  </office:meta>
</office:document-meta>
</file>